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Simple CLM" svg:font-family="'Simple CLM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text-align="end" style:justify-single-word="false" style:writing-mode="rl-tb"/>
      <style:text-properties officeooo:rsid="00eb6387" officeooo:paragraph-rsid="00eb6387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David CLM" officeooo:rsid="02a8584b" officeooo:paragraph-rsid="02a8584b" style:font-name-complex="David CLM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David CLM" fo:font-size="12pt" officeooo:rsid="02a48a72" officeooo:paragraph-rsid="02a48a72" style:font-size-asian="12pt" style:font-name-complex="David CLM" style:font-size-complex="12pt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27d0323" officeooo:paragraph-rsid="02a2b0f5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2a63853" officeooo:paragraph-rsid="02a63853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2a6f600" officeooo:paragraph-rsid="02a6f600"/>
    </style:style>
    <style:style style:name="P9" style:family="paragraph" style:parent-style-name="Standard" style:list-style-name="L8">
      <style:paragraph-properties fo:text-align="end" style:justify-single-word="false" style:writing-mode="rl-tb"/>
      <style:text-properties officeooo:rsid="02a6f600" officeooo:paragraph-rsid="02a6f600"/>
    </style:style>
    <style:style style:name="P10" style:family="paragraph" style:parent-style-name="Standard" style:list-style-name="L8">
      <style:paragraph-properties fo:text-align="end" style:justify-single-word="false" style:writing-mode="rl-tb"/>
      <style:text-properties officeooo:rsid="02a726d6" officeooo:paragraph-rsid="02a726d6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2ac7b60" officeooo:paragraph-rsid="02a48a72"/>
    </style:style>
    <style:style style:name="P12" style:family="paragraph" style:parent-style-name="Text_20_body">
      <style:text-properties officeooo:rsid="02a1fe80" officeooo:paragraph-rsid="02a1fe80"/>
    </style:style>
    <style:style style:name="P13" style:family="paragraph" style:parent-style-name="Text_20_body">
      <style:text-properties officeooo:rsid="02a2b0f5" officeooo:paragraph-rsid="02a2b0f5"/>
    </style:style>
    <style:style style:name="P14" style:family="paragraph" style:parent-style-name="Text_20_body">
      <style:text-properties officeooo:rsid="02ad7fc2" officeooo:paragraph-rsid="02ad7fc2"/>
    </style:style>
    <style:style style:name="P15" style:family="paragraph" style:parent-style-name="Text_20_body" style:list-style-name="L13">
      <style:text-properties officeooo:paragraph-rsid="02b02786"/>
    </style:style>
    <style:style style:name="P16" style:family="paragraph" style:parent-style-name="Text_20_body">
      <style:text-properties style:font-name="David CLM" officeooo:rsid="02b09a8f" officeooo:paragraph-rsid="02b09a8f" style:font-name-complex="David CLM"/>
    </style:style>
    <style:style style:name="P17" style:family="paragraph" style:parent-style-name="Text_20_body" style:list-style-name="L7">
      <style:paragraph-properties fo:text-align="end" style:justify-single-word="false" style:writing-mode="rl-tb"/>
      <style:text-properties style:font-name="David CLM" officeooo:paragraph-rsid="02a2b0f5" style:font-name-complex="David CLM"/>
    </style:style>
    <style:style style:name="P18" style:family="paragraph" style:parent-style-name="Heading_20_1">
      <style:text-properties officeooo:rsid="02a179c2" officeooo:paragraph-rsid="02a179c2"/>
    </style:style>
    <style:style style:name="P19" style:family="paragraph" style:parent-style-name="Default" style:list-style-name="L11">
      <style:paragraph-properties fo:text-align="end" style:justify-single-word="false" style:writing-mode="rl-tb"/>
      <style:text-properties style:font-name="David CLM" fo:font-size="12pt" officeooo:paragraph-rsid="02a8584b" style:font-size-asian="12pt" style:font-name-complex="David CLM" style:font-size-complex="12pt"/>
    </style:style>
    <style:style style:name="P20" style:family="paragraph" style:parent-style-name="Default" style:list-style-name="L7">
      <style:paragraph-properties fo:margin-top="0.0965in" fo:margin-bottom="0in" loext:contextual-spacing="false" style:line-height-at-least="0.139in" fo:text-align="end" style:justify-single-word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style:font-name="David CLM" style:font-name-complex="David CLM"/>
    </style:style>
    <style:style style:name="P21" style:family="paragraph" style:parent-style-name="Default" style:list-style-name="L11">
      <style:paragraph-properties fo:margin-top="0.0835in" fo:margin-bottom="0in" loext:contextual-spacing="false" style:line-height-at-least="0.139in" fo:text-align="end" style:justify-single-word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style:font-name="David CLM" fo:font-size="12pt" style:font-size-asian="12pt" style:font-name-complex="David CLM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a6f600" style:font-weight-asian="bold" style:font-weight-complex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/>
    </style:style>
    <style:style style:name="T6" style:family="text">
      <style:text-properties fo:color="#000000" fo:font-weight="normal" officeooo:rsid="02a94d0f" style:font-weight-asian="normal"/>
    </style:style>
    <style:style style:name="T7" style:family="text">
      <style:text-properties fo:color="#000000" officeooo:rsid="02a46201"/>
    </style:style>
    <style:style style:name="T8" style:family="text">
      <style:text-properties fo:color="#000000" fo:font-weight="bold" officeooo:rsid="02a48a72" style:font-weight-asian="bold"/>
    </style:style>
    <style:style style:name="T9" style:family="text">
      <style:text-properties fo:color="#000000" fo:font-style="italic" officeooo:rsid="02a87aec" style:font-style-asian="italic"/>
    </style:style>
    <style:style style:name="T10" style:family="text">
      <style:text-properties fo:color="#000000" fo:font-style="italic" fo:font-weight="normal" officeooo:rsid="02a99448" style:font-style-asian="italic" style:font-weight-asian="normal"/>
    </style:style>
    <style:style style:name="T11" style:family="text">
      <style:text-properties fo:color="#000000" fo:font-style="italic" fo:font-weight="normal" officeooo:rsid="02aad4c1" style:font-style-asian="italic" style:font-weight-asian="normal"/>
    </style:style>
    <style:style style:name="T12" style:family="text">
      <style:text-properties fo:color="#000000" officeooo:rsid="02a48a72"/>
    </style:style>
    <style:style style:name="T13" style:family="text">
      <style:text-properties fo:color="#000000" officeooo:rsid="02a8584b"/>
    </style:style>
    <style:style style:name="T14" style:family="text">
      <style:text-properties fo:color="#000000" officeooo:rsid="02a94d0f"/>
    </style:style>
    <style:style style:name="T15" style:family="text">
      <style:text-properties fo:color="#000000" officeooo:rsid="02a99448"/>
    </style:style>
    <style:style style:name="T16" style:family="text">
      <style:text-properties fo:color="#0000ff"/>
    </style:style>
    <style:style style:name="T17" style:family="text">
      <style:text-properties fo:color="#0000ff" officeooo:rsid="02a48a72"/>
    </style:style>
    <style:style style:name="T18" style:family="text">
      <style:text-properties fo:color="#0000ff" officeooo:rsid="02a8584b"/>
    </style:style>
    <style:style style:name="T19" style:family="text">
      <style:text-properties fo:color="#0000ff" officeooo:rsid="02a94d0f"/>
    </style:style>
    <style:style style:name="T20" style:family="text">
      <style:text-properties officeooo:rsid="02a2b0f5"/>
    </style:style>
    <style:style style:name="T21" style:family="text">
      <style:text-properties officeooo:rsid="02a6f600"/>
    </style:style>
    <style:style style:name="T22" style:family="text">
      <style:text-properties officeooo:rsid="02a726d6"/>
    </style:style>
    <style:style style:name="T23" style:family="text">
      <style:text-properties officeooo:rsid="02ac7a65"/>
    </style:style>
    <style:style style:name="T24" style:family="text">
      <style:text-properties officeooo:rsid="02b02786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575in" fo:text-indent="-0.25in" fo:margin-left="0.55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8075in" fo:text-indent="-0.25in" fo:margin-left="0.80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0575in" fo:text-indent="-0.25in" fo:margin-left="1.05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3075in" fo:text-indent="-0.25in" fo:margin-left="1.30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575in" fo:text-indent="-0.25in" fo:margin-left="1.55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8075in" fo:text-indent="-0.25in" fo:margin-left="1.80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0575in" fo:text-indent="-0.25in" fo:margin-left="2.05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3075in" fo:text-indent="-0.25in" fo:margin-left="2.30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575in" fo:text-indent="-0.25in" fo:margin-left="2.55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8075in" fo:text-indent="-0.25in" fo:margin-left="2.80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583in" fo:text-indent="-0.25in" fo:margin-left="0.558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8083in" fo:text-indent="-0.25in" fo:margin-left="0.808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0583in" fo:text-indent="-0.25in" fo:margin-left="1.058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3083in" fo:text-indent="-0.25in" fo:margin-left="1.308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583in" fo:text-indent="-0.25in" fo:margin-left="1.558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8083in" fo:text-indent="-0.25in" fo:margin-left="1.808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0583in" fo:text-indent="-0.25in" fo:margin-left="2.058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3083in" fo:text-indent="-0.25in" fo:margin-left="2.308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583in" fo:text-indent="-0.25in" fo:margin-left="2.55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8083in" fo:text-indent="-0.25in" fo:margin-left="2.8083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028in" fo:text-indent="-0.25in" fo:margin-left="0.502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28in" fo:text-indent="-0.25in" fo:margin-left="0.752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028in" fo:text-indent="-0.25in" fo:margin-left="1.002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28in" fo:text-indent="-0.25in" fo:margin-left="1.252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028in" fo:text-indent="-0.25in" fo:margin-left="1.502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28in" fo:text-indent="-0.25in" fo:margin-left="1.752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028in" fo:text-indent="-0.25in" fo:margin-left="2.002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28in" fo:text-indent="-0.25in" fo:margin-left="2.252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028in" fo:text-indent="-0.25in" fo:margin-left="2.502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28in" fo:text-indent="-0.25in" fo:margin-left="2.7528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מחלקות ועצמים</text:h>
      <text:p text:style-name="P12">בקורסים הקודמים למדתם <text:span text:style-name="T1">תיכנות</text:span>. <text:s/>בקורס הזה נתחיל לראשונה ללמוד <text:span text:style-name="T1">הנדסת תוכנה</text:span>.</text:p>
      <text:p text:style-name="P12">מה ההבדל? - בקורס תיכנות למדתם לפתור בעיות ספציפיות. כתבתם פונקציות באורך של כמה עשרות או מאות שורות - לא יותר. אבל במציאות. מערכות תוכנה מורכבות ממאות מיליוני שורות. כדי לנהל מערכת כל-כך מורכבת, לא מספיק לדעת לתכנת - צריך גם לדעת איך לתכנן, לתחזק ולנהל את המערכת.<text:span text:style-name="T20"> <text:s text:c="2"/></text:span></text:p>
      <text:p text:style-name="P13">בקורס הזה נלמד כמה עקרונות שיעזרו לנו להתמודד עם מערכות תוכנה מורכבות.</text:p>
      <text:list xml:id="list6517441475029178" text:style-name="L7">
        <text:list-item>
          <text:p text:style-name="P17"><text:span text:style-name="T5">פירוק </text:span><text:span text:style-name="T7">מערכת גדולה </text:span><text:span text:style-name="T5">לרכיבים קטנים</text:span><text:span text:style-name="T15">.</text:span></text:p>
        </text:list-item>
        <text:list-item>
          <text:p text:style-name="P20"><text:span text:style-name="T5">הפרדה בין רכיבים שונים – כל רכיב עומד בפני עצמו.</text:span></text:p>
        </text:list-item>
        <text:list-item>
          <text:p text:style-name="P20"><text:span text:style-name="T5">תיעוד כל רכיב בנפרד וכולם יחד.</text:span></text:p>
        </text:list-item>
        <text:list-item>
          <text:p text:style-name="P20"><text:span text:style-name="T5">בדיקת כל רכיב בנפרד וכולם יחד.</text:span></text:p>
        </text:list-item>
        <text:list-item>
          <text:p text:style-name="P20"><text:span text:style-name="T5">תיכנות “מתגונן” -- להתכונן מראש לשגיאות של מפתחים אחרים.</text:span><text:span text:style-name="T7"> <text:s/></text:span><text:span text:style-name="T5">“לפני עוור לא תתן מכשול”.</text:span></text:p>
        </text:list-item>
        <text:list-item>
          <text:p text:style-name="P20"><text:span text:style-name="T5">שימוש ברכיבים קיימים ובדוקים – קוד פתוח. לימוד תמידי.</text:span><text:span text:style-name="T7"> <text:s text:c="2"/></text:span><text:span text:style-name="T5">“ישמע חכם ויוסף לקח”.</text:span></text:p>
        </text:list-item>
      </text:list>
      <text:p text:style-name="P6"/>
      <text:p text:style-name="P7"><text:span text:style-name="T1">תיכנות מונחה עצמים</text:span> <text:span text:style-name="T21">(object-oriented programming) </text:span>הוא שיטה <text:span text:style-name="T21">לפיתוח תוכנה, שבה החלוקה לרכיבים מנסה לשקף את העצמים בעולם. <text:s text:c="2"/>זאת לעומת </text:span><text:span text:style-name="T2">תיכנות מונחה תהליכים </text:span><text:span text:style-name="T21">(procedural programming), שבו החלוקה לרכיבים מנסה לשקף את הפעולות. <text:s/></text:span></text:p>
      <text:p text:style-name="P7"/>
      <text:p text:style-name="P8">לדוגמה, נניח שאנחנו מתכננים מערכת לניהול ספריה.</text:p>
      <text:list xml:id="list3260979286400461791" text:style-name="L8">
        <text:list-item>
          <text:p text:style-name="P9">בתיכנות מונחה עצמים, העצמים יהיו כנראה: ספר, <text:span text:style-name="T22">כתב-עת, סדרת ספרים, </text:span>מדף-ספרים, <text:span text:style-name="T22">כרטיס קורא, וכו'.</text:span></text:p>
        </text:list-item>
        <text:list-item>
          <text:p text:style-name="P10">בתיכנות מונחה תהליכים, התהליכים יהיו כנראה: הוסף ספר, השאל ספר, החזר ספר, פתח כרטיס קורא, וכו'.</text:p>
        </text:list-item>
      </text:list>
      <text:p text:style-name="P11"/>
      <text:p text:style-name="Heading_20_2">עקרונות תיכנו<text:span text:style-name="T23">ת</text:span> מונחה עצמים</text:p>
      <text:p text:style-name="P4">ישנם כמה עקרונות המאפיינים תיכנות מונחה עצמים.</text:p>
      <text:list xml:id="list3493999604555288984" text:style-name="L11">
        <text:list-item>
          <text:p text:style-name="P19"><text:span text:style-name="T17">כימוס (encapsulation):</text:span><text:span text:style-name="T18"> <text:s/></text:span><text:span text:style-name="T12">שילוב בין </text:span><text:span text:style-name="T8">מצב</text:span><text:span text:style-name="T12"> ל</text:span><text:span text:style-name="T8">התנהגות</text:span><text:span text:style-name="T12">. <text:s/></text:span><text:span text:style-name="T13">בתיכנות מונחה-עצמים, לכל עצם יש גם שדות <text:s/>(משתנים) המתארים את המצב שלו, וגם פעולות (מתודות) המאפיינות את ההתנהגות שלו. <text:s text:c="2"/>זאת בניגוד לתיכנות מונחה תהליכים, שבה לעצמים יש רק שדות, בעוד שהמתודות פועלות על העצמים מבחוץ. <text:s text:c="3"/>החלוקה למחלקות מאפשרת לנו להפריד את התוכנה לרכיבים העומדים בפני עצמם. <text:s/>לכל אחד מהרכיבים הללו ניתן לכתוב תיעוד ובדיקות צמודים</text:span><text:span text:style-name="T9">. כך, כשאנחנו מעבירים את הרכיבים למתכנתים אחרים, הם יכולים מייד להבין מה יש בהם ומה הם אמורים לעשות (דרך התיעוד), וגם לבדוק שהם אכן עושים את זה (בעזרת הבדיקות).</text:span></text:p>
        </text:list-item>
        <text:list-item>
          <text:p text:style-name="P21"><text:span text:style-name="T16">הסתרת מידע (information hiding):</text:span><text:span text:style-name="T19"> </text:span><text:span text:style-name="T5">הסתרת פרטי-המימוש של העצם מהעולם החיצוני כך שיהיה אפשר לשנות את המימוש בלי להפריע ללקוחות.</text:span><text:span text:style-name="T14"> <text:s text:c="2"/>בשפת ג'אבה</text:span><text:span text:style-name="T6">, הדבר נעשה על-ידי הגדרת שדות כ"פרטיים" (private). גם מתודות פנימיות המבצעות פעולות-עזר מוגדרות כפרטיות. <text:s/>רק מספר קטן של מתודות, המאפיינות את השירות שהעצם נותן לעולם החיצון, מוגדרות כציבוריות (public).</text:span></text:p>
        </text:list-item>
        <text:list-item>
          <text:p text:style-name="P21"><text:soft-page-break/><text:span text:style-name="T16">ריבוי צורה (polymorphism): </text:span><text:span text:style-name="T5">מתודה עם שם אחד יכולה להתבצע בכמה דרכים שונות.</text:span><text:span text:style-name="T15"> <text:s/></text:span><text:span text:style-name="T10">הדבר מאפשר לכתוב אלגוריתם כללי, המשתמש במתודה מסויימת של עצם,</text:span><text:span text:style-name="T11"> ולבצע אותו על כל אחד מהעצמים בנפרד. <text:s text:c="2"/>בשפת ג'אבה, ריבוי-צורה מתבצע ע"י מנגנון הממשקים (interface) והירושה (extends) - נלמד עליהם בהמשך.</text:span></text:p>
        </text:list-item>
      </text:list>
      <text:p text:style-name="Heading_20_2">עצמים לעומת מחלקות</text:p>
      <text:p text:style-name="P14">בחלק מהשפות לתיכנות מונחה-עצמים, ובפרט בשפת ג'אבה, מבחינים בין עצם לבין <text:span text:style-name="T1">מחלקה (class)</text:span><text:span text:style-name="T4">. מחלקה היא כמו מפרט לייצור עצמים. כל עצם חייב להשתייך למחלקה מסויימת. לכל העצמים מהמחלקה יש אותה </text:span><text:span text:style-name="T1">התנהגות</text:span><text:span text:style-name="T4">, אבל יש להם </text:span><text:span text:style-name="T1">מצב</text:span><text:span text:style-name="T4"> שונה.</text:span></text:p>
      <text:p text:style-name="P14"><text:span text:style-name="T4">אגב, לא בכל השפות זה כך, למשל, בשפת ג'אבה-סקריפט (javascript), שנלמד בהמשך הקורס, ניתן להגדיר עצמים עם שדות ומתודות בלי להגדיר להם מחלקה.</text:span></text:p>
      <text:p text:style-name="Heading_20_2">שלבי עבודה</text:p>
      <text:p text:style-name="P5"><text:span text:style-name="T5"/></text:p>
      <text:p text:style-name="Text_20_body">לפני שמתחילים <text:span text:style-name="T1">תיכנות</text:span> מונחה עצמים (object oriented <text:span text:style-name="T1">programming</text:span>), יש שלב של <text:span text:style-name="T1">תיכנון</text:span> מונחה עצמים (object oriented <text:span text:style-name="T1">design</text:span>)<text:span text:style-name="T24">. התיכנון לא בהכרח תלוי בשפת-תיכנות מסויימת - הוא בדרך-כלל נעשה בעברית, במסמכי וורד או על הלוח. שלבי התיכנון המקובלים (לא דווקא בסדר זה) הם:</text:span></text:p>
      <text:list xml:id="list7903673745222646313" text:style-name="L13">
        <text:list-item>
          <text:p text:style-name="P15"><text:span text:style-name="T24">תרשימי תיכנון, כגון תרשים מחלקות - נלמד בהרחבה בהמשך.<text:line-break/>לכל מחלקה כותבים:</text:span></text:p>
        </text:list-item>
        <text:list-item>
          <text:p text:style-name="P15">מחלקת<text:span text:style-name="T24"> </text:span>בדיקה<text:span text:style-name="T24"> - מגדירה את תנאי ה"חוזה" שהמחלקה צריכה לקיים.</text:span></text:p>
        </text:list-item>
        <text:list-item>
          <text:p text:style-name="P15">המחלקה עצמה.</text:p>
        </text:list-item>
        <text:list-item>
          <text:p text:style-name="P15">בנאי<text:span text:style-name="T24"> (constructor) למחלקה. </text:span></text:p>
        </text:list-item>
        <text:list-item>
          <text:p text:style-name="P15">שדות פרטיים.</text:p>
        </text:list-item>
        <text:list-item>
          <text:p text:style-name="P15">מתודת toString<text:span text:style-name="T24"> - לצורך בדיקות. </text:span></text:p>
        </text:list-item>
        <text:list-item>
          <text:p text:style-name="P15">מתודות נוספות: <text:s text:c="2"/>(א) מתודות קוראות, (ב) מתודות כותבות.</text:p>
        </text:list-item>
        <text:list-item>
          <text:p text:style-name="P15">קריאת קוד – מציאת באגים של המתכנת.</text:p>
        </text:list-item>
        <text:list-item>
          <text:p text:style-name="P15">הגנת קוד - התגוננות משגיאות של המשתמש.</text:p>
        </text:list-item>
        <text:list-item>
          <text:p text:style-name="P15">סידור הקוד – refactoring<text:span text:style-name="T24">.</text:span></text:p>
        </text:list-item>
      </text:list>
      <text:p text:style-name="P16">כדוגמה לשלבי העבודה, בנינו מחלקה המייצגת <text:span text:style-name="T1">פולינום</text:span>, המורכב מאוסף של <text:span text:style-name="T1">מונומים</text:span>. <text:s/>ראו בדוגמאות הקוד.</text:p>
      <text:p text:style-name="P16"/>
      <text:p text:style-name="P3">סיכם: אראל סגל-הלו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Simple CLM" svg:font-family="'Simple CLM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1-07T08:41:17.255565867</dc:date>
    <meta:editing-duration>P6DT16H15M21S</meta:editing-duration>
    <meta:editing-cycles>627</meta:editing-cycles>
    <meta:document-statistic meta:table-count="0" meta:image-count="0" meta:object-count="0" meta:page-count="2" meta:paragraph-count="38" meta:word-count="595" meta:character-count="3578" meta:non-whitespace-character-count="3007"/>
  </office:meta>
</office:document-meta>
</file>